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title">
      <style:graphic-properties fo:min-height="2.533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8:</text:span><text:span text:style-name="T1"><text:line-break/></text:span><text:span text:style-name="T1">Codificación Multimedia (I)</text:span></text:p>
          </draw:text-box>
        </draw:frame>
        <draw:frame presentation:style-name="pr1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2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3-16T17:18:15.810287653</dc:date>
    <meta:editing-duration>P8DT5H32M18S</meta:editing-duration>
    <meta:editing-cycles>503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